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Verdana" svg:font-family="Verdana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7.408cm"/>
    </style:style>
    <style:style style:name="Таблица1.B" style:family="table-column">
      <style:table-column-properties style:column-width="9.6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officeooo:rsid="001e9bb4" officeooo:paragraph-rsid="001e9bb4"/>
    </style:style>
    <style:style style:name="P3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officeooo:rsid="001e9bb4" officeooo:paragraph-rsid="0027c15c"/>
    </style:style>
    <style:style style:name="P4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fo:font-style="normal" fo:font-weight="normal" style:font-size-asian="9pt" style:font-size-complex="9pt"/>
    </style:style>
    <style:style style:name="P5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fo:font-style="normal" fo:font-weight="normal" officeooo:rsid="001bf389" officeooo:paragraph-rsid="001bf389" style:font-size-asian="9pt" style:font-size-complex="9pt"/>
    </style:style>
    <style:style style:name="P6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fo:font-style="normal" fo:font-weight="normal" officeooo:rsid="001ca950" officeooo:paragraph-rsid="001ca950" style:font-size-asian="9pt" style:font-size-complex="9pt"/>
    </style:style>
    <style:style style:name="P7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fo:font-style="normal" fo:font-weight="normal" officeooo:paragraph-rsid="001bf389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style:font-size-asian="9pt" style:font-size-complex="9pt"/>
    </style:style>
    <style:style style:name="P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1cb7a8" officeooo:paragraph-rsid="001cb7a8" style:font-size-asian="9pt" style:font-size-complex="9pt"/>
    </style:style>
    <style:style style:name="P1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1e9bb4" officeooo:paragraph-rsid="001e9bb4" style:font-size-asian="9pt" style:font-size-complex="9pt"/>
    </style:style>
    <style:style style:name="P11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00b53" officeooo:paragraph-rsid="00200b53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020eb" officeooo:paragraph-rsid="002020eb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143ea" officeooo:paragraph-rsid="002143ea" style:font-size-asian="9pt" style:font-size-complex="9pt"/>
    </style:style>
    <style:style style:name="P14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5064f" officeooo:paragraph-rsid="0025064f" style:font-size-asian="9pt" style:font-size-complex="9pt"/>
    </style:style>
    <style:style style:name="P15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5c521" officeooo:paragraph-rsid="0025c521" style:font-size-asian="9pt" style:font-size-complex="9pt"/>
    </style:style>
    <style:style style:name="P16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7c15c" officeooo:paragraph-rsid="0027c15c" style:font-size-asian="9pt" style:font-size-complex="9pt"/>
    </style:style>
    <style:style style:name="P17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9244e" officeooo:paragraph-rsid="0029244e" style:font-size-asian="9pt" style:font-size-complex="9pt"/>
    </style:style>
    <style:style style:name="P18" style:family="paragraph" style:parent-style-name="Table_20_Contents">
      <style:text-properties style:font-name="Ubuntu" fo:font-size="9pt" officeooo:rsid="001bf389" officeooo:paragraph-rsid="001bf389" style:font-size-asian="9pt" style:font-size-complex="9pt"/>
    </style:style>
    <style:style style:name="P19" style:family="paragraph" style:parent-style-name="Table_20_Contents">
      <style:text-properties style:font-name="Ubuntu" fo:font-size="9pt" officeooo:rsid="001ca950" officeooo:paragraph-rsid="001ca950" style:font-size-asian="9pt" style:font-size-complex="9pt"/>
    </style:style>
    <style:style style:name="P20" style:family="paragraph" style:parent-style-name="Table_20_Contents">
      <style:text-properties style:font-name="Ubuntu" fo:font-size="9pt" officeooo:rsid="001cb7a8" officeooo:paragraph-rsid="001cb7a8" style:font-size-asian="9pt" style:font-size-complex="9pt"/>
    </style:style>
    <style:style style:name="P21" style:family="paragraph" style:parent-style-name="Table_20_Contents">
      <style:text-properties style:font-name="Ubuntu" fo:font-size="9pt" officeooo:rsid="001e9bb4" officeooo:paragraph-rsid="001e9bb4" style:font-size-asian="9pt" style:font-size-complex="9pt"/>
    </style:style>
    <style:style style:name="P22" style:family="paragraph" style:parent-style-name="Table_20_Contents">
      <style:text-properties style:font-name="Ubuntu" fo:font-size="9pt" officeooo:rsid="00200b53" officeooo:paragraph-rsid="00200b53" style:font-size-asian="9pt" style:font-size-complex="9pt"/>
    </style:style>
    <style:style style:name="P23" style:family="paragraph" style:parent-style-name="Table_20_Contents">
      <style:text-properties style:font-name="Ubuntu" fo:font-size="9pt" officeooo:rsid="002020eb" officeooo:paragraph-rsid="002020eb" style:font-size-asian="9pt" style:font-size-complex="9pt"/>
    </style:style>
    <style:style style:name="P24" style:family="paragraph" style:parent-style-name="Table_20_Contents">
      <style:text-properties style:font-name="Ubuntu" fo:font-size="9pt" officeooo:rsid="002143ea" officeooo:paragraph-rsid="002143ea" style:font-size-asian="9pt" style:font-size-complex="9pt"/>
    </style:style>
    <style:style style:name="P25" style:family="paragraph" style:parent-style-name="Table_20_Contents">
      <style:text-properties style:font-name="Ubuntu" fo:font-size="9pt" officeooo:rsid="0025064f" officeooo:paragraph-rsid="0025064f" style:font-size-asian="9pt" style:font-size-complex="9pt"/>
    </style:style>
    <style:style style:name="P26" style:family="paragraph" style:parent-style-name="Table_20_Contents">
      <style:text-properties style:font-name="Ubuntu" fo:font-size="9pt" officeooo:rsid="0025c521" officeooo:paragraph-rsid="0025c521" style:font-size-asian="9pt" style:font-size-complex="9pt"/>
    </style:style>
    <style:style style:name="P27" style:family="paragraph" style:parent-style-name="Table_20_Contents">
      <style:text-properties style:font-name="Ubuntu" fo:font-size="9pt" officeooo:rsid="0027c15c" officeooo:paragraph-rsid="0027c15c" style:font-size-asian="9pt" style:font-size-complex="9pt"/>
    </style:style>
    <style:style style:name="P28" style:family="paragraph" style:parent-style-name="Table_20_Contents">
      <style:text-properties style:font-name="Ubuntu" fo:font-size="9pt" officeooo:rsid="0029244e" officeooo:paragraph-rsid="0029244e" style:font-size-asian="9pt" style:font-size-complex="9pt"/>
    </style:style>
    <style:style style:name="P2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717" style:font-name="Ubuntu" fo:font-size="9pt" fo:letter-spacing="normal" fo:font-style="normal" fo:font-weight="normal" officeooo:rsid="0027c15c" officeooo:paragraph-rsid="0027c15c" style:font-size-asian="9pt" style:font-size-complex="9pt"/>
    </style:style>
    <style:style style:name="P3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ac69b" officeooo:paragraph-rsid="002ac69b" style:font-size-asian="9pt" style:font-size-complex="9pt"/>
    </style:style>
    <style:style style:name="P31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c7fb8" officeooo:paragraph-rsid="002c7fb8" style:font-size-asian="9pt" style:font-size-complex="9pt"/>
    </style:style>
    <style:style style:name="P32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dde0a" officeooo:paragraph-rsid="002dde0a" style:font-size-asian="9pt" style:font-size-complex="9pt"/>
    </style:style>
    <style:style style:name="P33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9pt" fo:letter-spacing="normal" officeooo:rsid="002e2e97" officeooo:paragraph-rsid="002e2e97" style:font-size-asian="9pt" style:font-size-complex="9pt"/>
    </style:style>
    <style:style style:name="P34" style:family="paragraph" style:parent-style-name="Table_20_Contents">
      <style:text-properties style:font-name="Ubuntu" fo:font-size="9pt" officeooo:rsid="001e9bb4" officeooo:paragraph-rsid="001e9bb4" style:font-size-asian="9pt" style:font-size-complex="9pt"/>
    </style:style>
    <style:style style:name="P35" style:family="paragraph" style:parent-style-name="Table_20_Contents">
      <style:text-properties style:font-name="Ubuntu" fo:font-size="9pt" officeooo:rsid="002c9e71" officeooo:paragraph-rsid="002c9e71" style:font-size-asian="9pt" style:font-size-complex="9pt"/>
    </style:style>
    <style:style style:name="P36" style:family="paragraph" style:parent-style-name="Table_20_Contents">
      <style:text-properties style:font-name="Ubuntu" fo:font-size="9pt" officeooo:rsid="002e2e97" officeooo:paragraph-rsid="002e2e97" style:font-size-asian="9pt" style:font-size-complex="9pt"/>
    </style:style>
    <style:style style:name="T1" style:family="text">
      <style:text-properties officeooo:rsid="001bf3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a95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a950" style:font-style-asian="normal" style:font-style-complex="normal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officeooo:rsid="001ca950"/>
    </style:style>
    <style:style style:name="T8" style:family="text">
      <style:text-properties officeooo:rsid="001ca950"/>
    </style:style>
    <style:style style:name="T9" style:family="text">
      <style:text-properties officeooo:rsid="001ca950" style:font-style-asian="normal" style:font-style-complex="normal"/>
    </style:style>
    <style:style style:name="T10" style:family="text">
      <style:text-properties officeooo:rsid="001e9bb4"/>
    </style:style>
    <style:style style:name="T11" style:family="text">
      <style:text-properties officeooo:rsid="002020eb"/>
    </style:style>
    <style:style style:name="T12" style:family="text">
      <style:text-properties officeooo:rsid="0025c521"/>
    </style:style>
    <style:style style:name="T13" style:family="text">
      <style:text-properties fo:color="#1c1717" style:font-name="Ubuntu" fo:font-size="9pt" fo:font-style="normal" fo:font-weight="normal" style:font-size-asian="9pt" style:font-size-complex="9pt"/>
    </style:style>
    <style:style style:name="T14" style:family="text">
      <style:text-properties fo:color="#1c1717" style:font-name="Ubuntu" fo:font-size="9pt" fo:font-style="normal" fo:font-weight="bold" style:font-size-asian="9pt" style:font-size-complex="9pt"/>
    </style:style>
    <style:style style:name="T15" style:family="text">
      <style:text-properties officeooo:rsid="002dd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Команды</text:p>
          </table:table-cell>
          <table:table-cell table:style-name="Таблица1.B1" office:value-type="string">
            <text:p text:style-name="P18">Описание</text:p>
          </table:table-cell>
        </table:table-row>
        <table:table-row>
          <table:table-cell table:style-name="Таблица1.A2" office:value-type="string">
            <text:p text:style-name="P18">cmp -b f1 f2</text:p>
          </table:table-cell>
          <table:table-cell table:style-name="Таблица1.B2" office:value-type="string">
            <text:p text:style-name="P4"><text:span text:style-name="T1">У</text:span>тилита осуществляет побайтовое сравнение содержимого двух указанных файлов. </text:p>
            <text:p text:style-name="P5">Параметр «-b» выводит различающиеся байты.</text:p>
          </table:table-cell>
        </table:table-row>
        <table:table-row>
          <table:table-cell table:style-name="Таблица1.A2" office:value-type="string">
            <text:p text:style-name="P18"><text:s/>cmp -i <text:span text:style-name="T2">n</text:span><text:span text:style-name="T4"> f</text:span><text:span text:style-name="T5">4</text:span><text:span text:style-name="T4"> f</text:span><text:span text:style-name="T5">5</text:span></text:p>
          </table:table-cell>
          <table:table-cell table:style-name="Таблица1.B2" office:value-type="string">
            <text:p text:style-name="P7"><text:span text:style-name="T1">У</text:span>тилита осуществляет побайтовое сравнение содержимого двух указанных файлов. <text:span text:style-name="T1">Параметр </text:span></text:p>
            <text:p text:style-name="P7">«-<text:span text:style-name="T1">i</text:span>» <text:span text:style-name="T8">пропускает первые </text:span><text:span text:style-name="T3">n </text:span><text:span text:style-name="T9">байтов.</text:span></text:p>
          </table:table-cell>
        </table:table-row>
        <table:table-row>
          <table:table-cell table:style-name="Таблица1.A2" office:value-type="string">
            <text:p text:style-name="P19">cmp -i 2:3 f4 f5</text:p>
          </table:table-cell>
          <table:table-cell table:style-name="Таблица1.B2" office:value-type="string">
            <text:p text:style-name="P8"><text:span text:style-name="T7">У</text:span><text:span text:style-name="T6">тилита также позволяет пропускать различное количество байтов в обоих файлах. Это делается следующим образом:</text:span></text:p>
            <text:p text:style-name="P6">cmp -i [количество пропускаемых байтов в файле 1]:[количество пропускаемых байтов к файле 2] [имя файла 1] [имя файла 2].</text:p>
          </table:table-cell>
        </table:table-row>
        <table:table-row>
          <table:table-cell table:style-name="Таблица1.A2" office:value-type="string">
            <text:p text:style-name="P20">comm f1 f2</text:p>
          </table:table-cell>
          <table:table-cell table:style-name="Таблица1.B2" office:value-type="string">
            <text:p text:style-name="P9">Сравнивает сортированные файлы построчно</text:p>
          </table:table-cell>
        </table:table-row>
        <table:table-row>
          <table:table-cell table:style-name="Таблица1.A2" office:value-type="string">
            <text:p text:style-name="P21">wc <text:s/>f1</text:p>
            <text:p text:style-name="P21">wc f1 f2</text:p>
          </table:table-cell>
          <table:table-cell table:style-name="Таблица1.B2" office:value-type="string">
            <text:p text:style-name="P8">Печатает число символов новой строки, слов и байт для каждого <text:span text:style-name="T10">файла</text:span> и</text:p>
            <text:p text:style-name="P8">итоговую строку, если было задано несколько <text:span text:style-name="T10">файлов</text:span>.</text:p>
          </table:table-cell>
        </table:table-row>
        <table:table-row>
          <table:table-cell table:style-name="Таблица1.A2" office:value-type="string">
            <text:p text:style-name="P21">wc -c f1</text:p>
          </table:table-cell>
          <table:table-cell table:style-name="Таблица1.B2" office:value-type="string">
            <text:p text:style-name="P10">Параметр « -с» печатает количество байтов. </text:p>
          </table:table-cell>
        </table:table-row>
        <table:table-row>
          <table:table-cell table:style-name="Таблица1.A2" office:value-type="string">
            <text:p text:style-name="P21">wc -m f1</text:p>
          </table:table-cell>
          <table:table-cell table:style-name="Таблица1.B2" office:value-type="string">
            <text:p text:style-name="P10">Параметр «-m» печатает количество символов.</text:p>
          </table:table-cell>
        </table:table-row>
        <table:table-row>
          <table:table-cell table:style-name="Таблица1.A2" office:value-type="string">
            <text:p text:style-name="P22">diff -q f7 f8</text:p>
          </table:table-cell>
          <table:table-cell table:style-name="Таблица1.B2" office:value-type="string">
            <text:p text:style-name="P11">Выводит, различаются ли файлы.</text:p>
          </table:table-cell>
        </table:table-row>
        <table:table-row>
          <table:table-cell table:style-name="Таблица1.A2" office:value-type="string">
            <text:p text:style-name="P22"><text:span text:style-name="T11">d</text:span>iff -y f7 f8</text:p>
          </table:table-cell>
          <table:table-cell table:style-name="Таблица1.B2" office:value-type="string">
            <text:p text:style-name="P11">Выводить в две колонки </text:p>
          </table:table-cell>
        </table:table-row>
        <table:table-row>
          <table:table-cell table:style-name="Таблица1.A2" office:value-type="string">
            <text:p text:style-name="P23">diff -s f7 f8</text:p>
          </table:table-cell>
          <table:table-cell table:style-name="Таблица1.B2" office:value-type="string">
            <text:p text:style-name="P12">Выводить только совпадающие части</text:p>
          </table:table-cell>
        </table:table-row>
        <table:table-row>
          <table:table-cell table:style-name="Таблица1.A2" office:value-type="string">
            <text:p text:style-name="P24">sort f10</text:p>
          </table:table-cell>
          <table:table-cell table:style-name="Таблица1.B2" office:value-type="string">
            <text:p text:style-name="P13">Сортировка файла</text:p>
          </table:table-cell>
        </table:table-row>
        <table:table-row>
          <table:table-cell table:style-name="Таблица1.A2" office:value-type="string">
            <text:p text:style-name="P24">tail -v f13</text:p>
          </table:table-cell>
          <table:table-cell table:style-name="Таблица1.B2" office:value-type="string">
            <text:p text:style-name="P13">Вывод заголовков с именами файлов</text:p>
          </table:table-cell>
        </table:table-row>
        <table:table-row>
          <table:table-cell table:style-name="Таблица1.A2" office:value-type="string">
            <text:p text:style-name="P25">tee - a f1</text:p>
          </table:table-cell>
          <table:table-cell table:style-name="Таблица1.B2" office:value-type="string">
            <text:p text:style-name="P14">Дописать в заданные файлы</text:p>
          </table:table-cell>
        </table:table-row>
        <table:table-row>
          <table:table-cell table:style-name="Таблица1.A2" office:value-type="string">
            <text:p text:style-name="P26">uniq -c f14</text:p>
          </table:table-cell>
          <table:table-cell table:style-name="Таблица1.B2" office:value-type="string">
            <text:p text:style-name="P15">Фильтрует совпавшие строки из входа (или стандартного ввода),</text:p>
            <text:p text:style-name="P15">записывая их в выход (или стандартный вывод).</text:p>
            <text:p text:style-name="P15">Параметр «-c» выводит количество повторов.</text:p>
          </table:table-cell>
        </table:table-row>
        <table:table-row>
          <table:table-cell table:style-name="Таблица1.A2" office:value-type="string">
            <text:p text:style-name="P26">uniq -d f14</text:p>
          </table:table-cell>
          <table:table-cell table:style-name="Таблица1.B2" office:value-type="string">
            <text:p text:style-name="P10">Фильтрует совпавшие строки из <text:span text:style-name="T12">входа</text:span> (или стандартного ввода),</text:p>
            <text:p text:style-name="P10">записывая их в <text:span text:style-name="T12">выход</text:span> (или стандартный вывод).</text:p>
            <text:p text:style-name="P15">Параметр «-d» выводит только повторяющиеся строки, одну для каждой группы.</text:p>
          </table:table-cell>
        </table:table-row>
        <table:table-row>
          <table:table-cell table:style-name="Таблица1.A2" office:value-type="string">
            <text:p text:style-name="P27">od -c f14</text:p>
          </table:table-cell>
          <table:table-cell table:style-name="Таблица1.B2" office:value-type="string">
            <text:p text:style-name="P2"><text:span text:style-name="T13">Команда </text:span><text:span text:style-name="Strong_20_Emphasis"><text:span text:style-name="T14">od </text:span></text:span><text:span text:style-name="T13"><text:s/>используется для преобразования содержимого ввода в различные форматы с использованием восьмеричного формата в качестве формата по умолчанию.</text:span></text:p>
            <text:p text:style-name="P29">Параметр <text:s/>«-c» отображает содержимое ввода в символьном формате.</text:p>
          </table:table-cell>
        </table:table-row>
        <table:table-row>
          <table:table-cell table:style-name="Таблица1.A2" office:value-type="string">
            <text:p text:style-name="P27">od -b f14</text:p>
          </table:table-cell>
          <table:table-cell table:style-name="Таблица1.B2" office:value-type="string">
            <text:p text:style-name="P3"><text:span text:style-name="T13">Команда </text:span><text:span text:style-name="Strong_20_Emphasis"><text:span text:style-name="T14">od </text:span></text:span><text:span text:style-name="T13"><text:s/>используется для преобразования содержимого ввода в различные форматы с использованием восьмеричного формата в качестве формата по умолчанию.</text:span></text:p>
            <text:p text:style-name="P29">Параметр <text:s/>«-b» отображает содержимое ввода в восьмеричном формате.</text:p>
          </table:table-cell>
        </table:table-row>
        <table:table-row>
          <table:table-cell table:style-name="Таблица1.A2" office:value-type="string">
            <text:p text:style-name="P27">touch f14</text:p>
          </table:table-cell>
          <table:table-cell table:style-name="Таблица1.B2" office:value-type="string">
            <text:p text:style-name="P16">Устанавливает временные метки доступа и изменения каждого файла в текущее время.</text:p>
          </table:table-cell>
        </table:table-row>
        <table:table-row>
          <table:table-cell table:style-name="Таблица1.A2" office:value-type="string">
            <text:p text:style-name="P28">head -n 2 f13 f15</text:p>
          </table:table-cell>
          <table:table-cell table:style-name="Таблица1.B2" office:value-type="string">
            <text:p text:style-name="P17">Напечатать 2 строки каждого файла, а не первые 10.</text:p>
          </table:table-cell>
        </table:table-row>
        <table:table-row>
          <table:table-cell table:style-name="Таблица1.A2" office:value-type="string">
            <text:p text:style-name="P21">gzip -v f1</text:p>
          </table:table-cell>
          <table:table-cell table:style-name="Таблица1.B2" office:value-type="string">
            <text:p text:style-name="P30">Архивирование с показом подробной информации о процессе</text:p>
          </table:table-cell>
        </table:table-row>
        <table:table-row>
          <table:table-cell table:style-name="Таблица1.A2" office:value-type="string">
            <text:p text:style-name="P21">find -maxdepth 1 name f18 | xargs -a f18</text:p>
          </table:table-cell>
          <table:table-cell table:style-name="Таблица1.B2" office:value-type="string">
            <text:p text:style-name="P31"><text:s/>Поиск файла с глубиной 1, то есть в текущем каталоге, с именем «f18». </text:p>
            <text:p text:style-name="P31">Xargs <text:s/>- r -a проверяет не пуст ли файл и выводит его, если он не пустой.</text:p>
          </table:table-cell>
        </table:table-row>
        <table:table-row>
          <table:table-cell table:style-name="Таблица1.A2" office:value-type="string">
            <text:p text:style-name="P35">cat f101 f102 | tail -<text:span text:style-name="T15">3</text:span></text:p>
          </table:table-cell>
          <table:table-cell table:style-name="Таблица1.B2" office:value-type="string">
            <text:p text:style-name="P32">Вывод последних трех строчек файлов f101 и f102</text:p>
          </table:table-cell>
        </table:table-row>
        <table:table-row>
          <table:table-cell table:style-name="Таблица1.A2" office:value-type="string">
            <text:p text:style-name="P36">cat lol/f1.c</text:p>
          </table:table-cell>
          <table:table-cell table:style-name="Таблица1.B2" office:value-type="string">
            <text:p text:style-name="P33">Вывод файла f1 с расширением с из директории lol</text:p>
          </table:table-cell>
        </table:table-row>
        <table:table-row>
          <table:table-cell table:style-name="Таблица1.A2" office:value-type="string">
            <text:p text:style-name="P36">cat lol/f1.c | tail -1</text:p>
          </table:table-cell>
          <table:table-cell table:style-name="Таблица1.B2" office:value-type="string">
            <text:p text:style-name="P33">Вывод последней строки f1 с расширением c из директории lol</text:p>
          </table:table-cell>
        </table:table-row>
        <text:soft-page-break/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3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Verdana" svg:font-family="Verdana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18:48:43.644222498</meta:creation-date>
    <dc:date>2020-04-25T22:29:56.252422551</dc:date>
    <meta:editing-duration>PT24M34S</meta:editing-duration>
    <meta:editing-cycles>5</meta:editing-cycles>
    <meta:generator>LibreOffice/6.3.5.2$Linux_X86_64 LibreOffice_project/30$Build-2</meta:generator>
    <meta:document-statistic meta:table-count="1" meta:image-count="0" meta:object-count="0" meta:page-count="2" meta:paragraph-count="62" meta:word-count="394" meta:character-count="2460" meta:non-whitespace-character-count="2115"/>
  </office:meta>
</office:document-meta>
</file>